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4b1" officeooo:paragraph-rsid="000464b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4b1" officeooo:paragraph-rsid="000464b1" style:font-weight-asian="bold" style:font-weight-complex="bold"/>
    </style:style>
    <style:style style:name="P3" style:family="paragraph" style:parent-style-name="Standard" style:list-style-name="L1">
      <style:text-properties fo:font-weight="bold" officeooo:rsid="000464b1" officeooo:paragraph-rsid="000464b1" style:font-weight-asian="bold" style:font-weight-complex="bold"/>
    </style:style>
    <style:style style:name="T1" style:family="text">
      <style:text-properties officeooo:rsid="0005773f"/>
    </style:style>
    <style:style style:name="T2" style:family="text">
      <style:text-properties officeooo:rsid="00061d2a"/>
    </style:style>
    <style:style style:name="T3" style:family="text">
      <style:text-properties officeooo:rsid="000642c0"/>
    </style:style>
    <style:style style:name="T4" style:family="text">
      <style:text-properties officeooo:rsid="00064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lución de problemas:</text:p>
      <text:p text:style-name="P1"/>
      <text:list xml:id="list1390864860" text:style-name="L1">
        <text:list-item>
          <text:p text:style-name="P3">Habilidades para resolver un problema.</text:p>
        </text:list-item>
        <text:list-item>
          <text:p text:style-name="P3">Problemas reactivos y productivos.</text:p>
        </text:list-item>
        <text:list-item>
          <text:p text:style-name="P3">Metodología para solución de problemas.</text:p>
        </text:list-item>
        <text:list-item>
          <text:p text:style-name="P3">Definición del problema.</text:p>
        </text:list-item>
        <text:list-item>
          <text:p text:style-name="P3">Análisis del problema.</text:p>
        </text:list-item>
        <text:list-item>
          <text:p text:style-name="P3">Diseño de la solución.</text:p>
        </text:list-item>
        <text:list-item>
          <text:p text:style-name="P3">Codificación.</text:p>
        </text:list-item>
        <text:list-item>
          <text:p text:style-name="P3">Prueba y depuración.</text:p>
        </text:list-item>
        <text:list-item>
          <text:p text:style-name="P3">Documentación.</text:p>
        </text:list-item>
      </text:list>
      <text:p text:style-name="P1"/>
      <text:p text:style-name="P1"/>
      <text:p text:style-name="P1">Habilidades para resolver un problema: <text:span text:style-name="T1">Fijación Funcional, </text:span><text:span text:style-name="T2">Información Irrelevante o Engañosa, Supuestos, Razonamiento.</text:span></text:p>
      <text:p text:style-name="P1"/>
      <text:p text:style-name="P1">Problemas reactivos y productivos: <text:span text:style-name="T2">problemas que pueden tener una solución en el futuro.</text:span></text:p>
      <text:p text:style-name="P1"/>
      <text:p text:style-name="P1">Metodología para solución de problemas: <text:span text:style-name="T3">seguir una serie de pasos que permitan avanzar por etapas bien definadas. (Definición del problema, Análisis del problema, Desarrollo de Algoritmos, Codificación y Documentación, Prueba y Depuración y Mantenimiento.)</text:span></text:p>
      <text:p text:style-name="P1"/>
      <text:p text:style-name="P1">Definición del problema: <text:span text:style-name="T3">Recolectar Información, Investigar palabras desconocidas, Quitar información irrelevante, Conocer que se quiere obtener.</text:span></text:p>
      <text:p text:style-name="P1"/>
      <text:p text:style-name="P1">Análisis del problema: <text:span text:style-name="T4">Analizar todo para solucionar el problema como: Factores que impiden la resolución del problema, Evaluar posibles impactos, Crear serie preguntas,(¿Conque cuento?,¿Qué hago con estos datos?, ¿Qué se espera obtener?),Clasificar el problema. </text:span></text:p>
      <text:p text:style-name="P1"/>
      <text:p text:style-name="P1">Diseño de la solución:</text:p>
      <text:p text:style-name="P1"/>
      <text:p text:style-name="P1">Codificación:</text:p>
      <text:p text:style-name="P1"/>
      <text:p text:style-name="P1">Prueba y depuración:</text:p>
      <text:p text:style-name="P1"/>
      <text:p text:style-name="P1">Documentación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3:39:05.102468361</meta:creation-date>
    <dc:date>2021-06-28T01:32:12.445717331</dc:date>
    <meta:editing-duration>PT1M34S</meta:editing-duration>
    <meta:editing-cycles>1</meta:editing-cycles>
    <meta:document-statistic meta:table-count="0" meta:image-count="0" meta:object-count="0" meta:page-count="1" meta:paragraph-count="19" meta:word-count="160" meta:character-count="1197" meta:non-whitespace-character-count="1064"/>
    <meta:generator>LibreOffice/6.4.7.2$Linux_X86_64 LibreOffice_project/40$Build-2</meta:generator>
  </office:meta>
</office:document-meta>
</file>